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4.944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1">
          <table:table-cell table:style-name="ce4"/>
          <table:table-cell/>
          <table:table-cell table:style-name="ce2"/>
          <table:table-cell table:number-columns-repeated="14"/>
        </table:table-row>
        <table:table-row table:style-name="ro1" table:number-rows-repeated="2">
          <table:table-cell table:style-name="ce4"/>
          <table:table-cell table:number-columns-repeated="16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ith single-act raw measurements files to predict single 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reate .csv file with all subject info from 3 prev files and have function on both scripts use that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Download 'natural movement' data files and other changes in 'NSAA'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mment 'comp_stat_vals.py', 'ft_sel_red.py', and 'rnn.py' scripts</text:p>
          </table:table-cell>
          <table:table-cell office:value-type="string">
            <text:p>1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balanced D/HC classes for 'RNN.py' classification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a complete unseen AD file for various outputs</text:p>
          </table:table-cell>
          <table:table-cell office:value-type="string">
            <text:p>16<text:span text:style-name="T3">th</text:span> June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Fill-in the remained of the 'DMD Start_End Frames'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2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17<text:span text:style-name="T3">th</text:span> – <text:s/>23<text:span text:style-name="T3">rd</text:span> June)</text:p>
          </table:table-cell>
          <table:table-cell table:style-name="ce16" office:value-type="string">
            <text:p>Date</text:p>
          </table:table-cell>
          <table:table-cell table:style-name="ce1" office:value-type="string">
            <text:p>Done</text:p>
          </table:table-cell>
          <table:table-cell/>
          <table:table-cell table:style-name="ce1" office:value-type="string">
            <text:p>Week List of Tasks (17<text:span text:style-name="T3">th</text:span> June – <text:s/>8<text:span text:style-name="T3">th</text:span> Sep)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Add to 'mat_act_div.py' a function to detect activities by changing pos values</text:p>
          </table:table-cell>
          <table:table-cell office:value-type="string">
            <text:p>17<text:span text:style-name="T3">th</text:span> June</text:p>
          </table:table-cell>
          <table:table-cell table:number-columns-repeated="2"/>
          <table:table-cell office:value-type="string">
            <text:p>~13 pph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Record results of 'detect activities' function on all NSAA\AD files</text:p>
          </table:table-cell>
          <table:table-cell office:value-type="string">
            <text:p>17<text:span text:style-name="T3">th</text:span> June</text:p>
          </table:table-cell>
          <table:table-cell table:number-columns-repeated="2"/>
          <table:table-cell office:value-type="string">
            <text:p>292 hours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string">
            <text:p>Write script of basic CRF model with .csv output file of statistical values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office:value-type="string">
            <text:p>84 day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office:value-type="string">
            <text:p>~3.5 hours per day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Modify batch script(s) to work with AD source files through pipeline for single and activ NSAA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office:value-type="string">
            <text:p>Python Machine Learning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office:value-type="string">
            <text:p>582 pages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string">
            <text:p>Paper review + type: “Differential RNNs for Action Recognition”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office:value-type="string">
            <text:p>45 hours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office:value-type="string">
            <text:p>Artificial Intelligence: A Modern Approach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office:value-type="string">
            <text:p>22<text:span text:style-name="T3">nd</text:span> June</text:p>
          </table:table-cell>
          <table:table-cell table:number-columns-repeated="2"/>
          <table:table-cell office:value-type="string">
            <text:p>1052 pages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string">
            <text:p>Paper review + type: “Spatio-Temporal LSTM with Trust Gates for 3D HAR”</text:p>
          </table:table-cell>
          <table:table-cell office:value-type="string">
            <text:p>22<text:span text:style-name="T3">nd</text:span> June</text:p>
          </table:table-cell>
          <table:table-cell table:number-columns-repeated="2"/>
          <table:table-cell office:value-type="string">
            <text:p>81 hours</text:p>
          </table:table-cell>
          <table:table-cell table:number-columns-repeated="11"/>
        </table:table-row>
        <table:table-row table:style-name="ro2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office:value-type="string">
            <text:p>23<text:span text:style-name="T3">rd</text:span> June</text:p>
          </table:table-cell>
          <table:table-cell table:number-columns-repeated="2"/>
          <table:table-cell office:value-type="string">
            <text:p>Machine Learning: A Probabilistic Perspective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1012 page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78 hours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Introduction to Algorithms</text:p>
          </table:table-cell>
          <table:table-cell table:number-columns-repeated="11"/>
        </table:table-row>
        <table:table-row table:style-name="ro1">
          <table:table-cell/>
          <table:table-cell table:style-name="ce14"/>
          <table:table-cell table:number-columns-repeated="3"/>
          <table:table-cell office:value-type="string">
            <text:p>1140 page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88 hours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4" office:value-type="string">
            <text:p>Programming</text:p>
          </table:table-cell>
          <table:table-cell table:number-columns-repeated="2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1" office:value-type="string">
            <text:p>Reading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17<text:span text:style-name="T3">th</text:span> June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table:number-columns-repeated="10"/>
        </table:table-row>
        <table:table-row table:style-name="ro2">
          <table:table-cell/>
          <table:table-cell table:style-name="ce14" office:value-type="string">
            <text:p>Paper Reviews</text:p>
          </table:table-cell>
          <table:table-cell table:number-columns-repeated="2"/>
          <table:table-cell office:value-type="string">
            <text:p>18<text:span text:style-name="T3">th</text:span> June</text:p>
          </table:table-cell>
          <table:table-cell office:value-type="float" office:value="1">
            <text:p>1</text:p>
          </table:table-cell>
          <table:table-cell office:value-type="string">
            <text:p>Tues</text:p>
          </table:table-cell>
          <table:table-cell table:number-columns-repeated="10"/>
        </table:table-row>
        <table:table-row table:style-name="ro2">
          <table:table-cell/>
          <table:table-cell table:style-name="ce13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office:value-type="string">
            <text:p>TBD</text:p>
          </table:table-cell>
          <table:table-cell/>
          <table:table-cell office:value-type="string">
            <text:p>19<text:span text:style-name="T3">th</text:span> June</text:p>
          </table:table-cell>
          <table:table-cell office:value-type="float" office:value="1">
            <text:p>1</text:p>
          </table:table-cell>
          <table:table-cell office:value-type="string">
            <text:p>Wed</text:p>
          </table:table-cell>
          <table:table-cell table:number-columns-repeated="10"/>
        </table:table-row>
        <table:table-row table:style-name="ro2">
          <table:table-cell/>
          <table:table-cell table:style-name="ce13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office:value-type="string">
            <text:p>TBD</text:p>
          </table:table-cell>
          <table:table-cell/>
          <table:table-cell office:value-type="string">
            <text:p>20<text:span text:style-name="T3">th</text:span> June</text:p>
          </table:table-cell>
          <table:table-cell office:value-type="float" office:value="1">
            <text:p>1</text:p>
          </table:table-cell>
          <table:table-cell office:value-type="string">
            <text:p>Thu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view previous papers: “CRFs – Prob models...” and “CRFs as RNNs”</text:p>
          </table:table-cell>
          <table:table-cell office:value-type="string">
            <text:p>TBD</text:p>
          </table:table-cell>
          <table:table-cell/>
          <table:table-cell office:value-type="string">
            <text:p>21<text:span text:style-name="T3">st</text:span> June</text:p>
          </table:table-cell>
          <table:table-cell office:value-type="float" office:value="1">
            <text:p>1</text:p>
          </table:table-cell>
          <table:table-cell office:value-type="string">
            <text:p>Fri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view previous papers: “CRFs for AR...” and “Action Categ...”</text:p>
          </table:table-cell>
          <table:table-cell office:value-type="string">
            <text:p>TBD</text:p>
          </table:table-cell>
          <table:table-cell/>
          <table:table-cell office:value-type="string">
            <text:p>22<text:span text:style-name="T3">nd</text:span> June</text:p>
          </table:table-cell>
          <table:table-cell office:value-type="float" office:value="1">
            <text:p>1</text:p>
          </table:table-cell>
          <table:table-cell office:value-type="string">
            <text:p>Sa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view previous papers: “Hidden CRFs...” and “Continuous CRFs...”</text:p>
          </table:table-cell>
          <table:table-cell office:value-type="string">
            <text:p>TBD</text:p>
          </table:table-cell>
          <table:table-cell/>
          <table:table-cell office:value-type="string">
            <text:p>23<text:span text:style-name="T3">rd</text:span> June</text:p>
          </table:table-cell>
          <table:table-cell office:value-type="float" office:value="1">
            <text:p>1</text:p>
          </table:table-cell>
          <table:table-cell office:value-type="string">
            <text:p>Su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view previous papers: “Deep, conv...”, “Deep RNN...”, and “Hierarch RNN...”</text:p>
          </table:table-cell>
          <table:table-cell office:value-type="string">
            <text:p>TBD</text:p>
          </table:table-cell>
          <table:table-cell/>
          <table:table-cell office:value-type="string">
            <text:p>24<text:span text:style-name="T3">th</text:span> June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table:number-columns-repeated="10"/>
        </table:table-row>
        <table:table-row table:style-name="ro2">
          <table:table-cell/>
          <table:table-cell table:style-name="ce13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office:value-type="string">
            <text:p>TBD</text:p>
          </table:table-cell>
          <table:table-cell/>
          <table:table-cell office:value-type="string">
            <text:p>25<text:span text:style-name="T3">th</text:span> June</text:p>
          </table:table-cell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office:value-type="string">
            <text:p>TBD</text:p>
          </table:table-cell>
          <table:table-cell/>
          <table:table-cell office:value-type="string">
            <text:p>26<text:span text:style-name="T3">th</text:span> June</text:p>
          </table:table-cell>
          <table:table-cell office:value-type="float" office:value="2">
            <text:p>2</text:p>
          </table:table-cell>
          <table:table-cell office:value-type="string">
            <text:p>Wed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office:value-type="string">
            <text:p>TBD</text:p>
          </table:table-cell>
          <table:table-cell/>
          <table:table-cell office:value-type="string">
            <text:p>27<text:span text:style-name="T3">th</text:span> June</text:p>
          </table:table-cell>
          <table:table-cell office:value-type="float" office:value="2">
            <text:p>2</text:p>
          </table:table-cell>
          <table:table-cell office:value-type="string">
            <text:p>Thurs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Paper review: “Discriminative Unsupervised Feature Learning with CNNs”</text:p>
          </table:table-cell>
          <table:table-cell office:value-type="string">
            <text:p>TBD</text:p>
          </table:table-cell>
          <table:table-cell/>
          <table:table-cell office:value-type="string">
            <text:p>28<text:span text:style-name="T3">th</text:span> June</text:p>
          </table:table-cell>
          <table:table-cell office:value-type="float" office:value="2">
            <text:p>2</text:p>
          </table:table-cell>
          <table:table-cell office:value-type="string">
            <text:p>Fri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office:value-type="string">
            <text:p>TBD</text:p>
          </table:table-cell>
          <table:table-cell/>
          <table:table-cell office:value-type="string">
            <text:p>29<text:span text:style-name="T3">th</text:span> June</text:p>
          </table:table-cell>
          <table:table-cell office:value-type="float" office:value="2">
            <text:p>2</text:p>
          </table:table-cell>
          <table:table-cell office:value-type="string">
            <text:p>Sat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office:value-type="string">
            <text:p>TBD</text:p>
          </table:table-cell>
          <table:table-cell/>
          <table:table-cell office:value-type="string">
            <text:p>30<text:span text:style-name="T3">th</text:span> June</text:p>
          </table:table-cell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table:style-name="ce15" office:value-type="string">
            <text:p>Other Project Stuff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Coursera and Job Stuff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oursera: SQL for data science, week 1 (~3 hours)</text:p>
          </table:table-cell>
          <table:table-cell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2 (~3 hours)</text:p>
          </table:table-cell>
          <table:table-cell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3 (~3 hours)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1/2 (~2.5 hours)</text:p>
          </table:table-cell>
          <table:table-cell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2/2 (~2.5 hours)</text:p>
          </table:table-cell>
          <table:table-cell office:value-type="string">
            <text:p>1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CV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personal statement template</text:p>
          </table:table-cell>
          <table:table-cell office:value-type="string">
            <text:p>1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odify LinkedIn (inc Coursera SQL and current project work)</text:p>
          </table:table-cell>
          <table:table-cell office:value-type="string">
            <text:p>1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dd UG and PG projects to GitHub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ake new lists of 40 jobs (inc both UK and US jobs)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15/06/2019</text:date>, <text:time>16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6-15T16:46:30.68</dc:date>
    <meta:editing-duration>P2DT15H32M22S</meta:editing-duration>
    <meta:editing-cycles>235</meta:editing-cycles>
    <meta:generator>OpenOffice/4.1.5$Win32 OpenOffice.org_project/415m1$Build-9789</meta:generator>
    <meta:document-statistic meta:table-count="3" meta:cell-count="688" meta:object-count="0"/>
  </office:meta>
</office:document-meta>
</file>